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UrbanBody">
      <style:paragraph-properties fo:text-align="end" style:justify-single-word="false"/>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able" style:list-style-name="L2"/>
    <style:style style:name="P4" style:family="paragraph" style:parent-style-name="UrbanTitle">
      <style:text-properties fo:font-weight="bold" style:font-weight-asian="bold" style:font-weight-complex="bold"/>
    </style:style>
    <style:style style:name="P5" style:family="paragraph" style:parent-style-name="UrbanBody" style:list-style-name="L1"/>
    <style:style style:name="P6" style:family="paragraph" style:parent-style-name="UrbanBody">
      <style:text-properties fo:font-size="10pt" style:font-size-asian="10pt" style:font-size-complex="10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2"><office:annotation><dc:creator>Gauthier Bastien</dc:creator><dc:date>2011-01-13T14:56:41</dc:date><text:p text:style-name="P7"><text:span text:style-name="T13">do text</text:span></text:p><text:p text:style-name="P7"><text:span text:style-name="T13">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7"><text:span text:style-name="T7">do text if not len(self.getApplicants()) &gt; 1</text:span></text:p><text:p text:style-name="P7"><text:span text:style-name="T8">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7"><text:span text:style-name="T7">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7"><text:span text:style-name="T12">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4">CERTIFICAT D'URBANISME N° 1</text:p>
      <text:p text:style-name="UrbanBody"/>
      <text:p text:style-name="UrbanBody"><text:span text:style-name="T5"><office:annotation><dc:creator>sde </dc:creator><dc:date>2011-07-27T10:02:17</dc:date><text:p text:style-name="P7"><text:span text:style-name="T7">do title</text:span></text:p><text:p text:style-name="P7"><text:span text:style-name="T8">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11">do title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7"><text:span text:style-name="T10">do title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7"><text:span text:style-name="T8">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7"><text:span text:style-name="T8">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self.portal_urban.getEventByEventTypeId(self, 'recepisse-cu1').getEventDate().strftime('%d/%m/%Y')</text:text-input> relative à un bien sis au <text:text-input text:description="Titre du demandeur">self.getWorkLocationInfos(), cadastré self.getPortionOutsText(), appartenant à applicantobj.get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339412628" text:style-name="L1">
        <text:list-item>
          <text:p text:style-name="P5">Le bien en cause :</text:p>
        </text:list-item>
      </text:list>
      <table:table table:name="Tableau1" table:style-name="Tableau1">
        <table:table-column table:style-name="Tableau1.A"/>
        <table:table-column table:style-name="Tableau1.B"/>
        <table:table-row>
          <table:table-cell table:style-name="Tableau1.A1" office:value-type="string">
            <text:list xml:id="list2093038022" text:style-name="L2">
              <text:list-item>
                <text:p text:style-name="P3"><office:annotation><dc:creator>Gauthier Bastien</dc:creator><dc:date>2011-01-03T12:18:15</dc:date><text:p text:style-name="P7"><text:span text:style-name="T9">do row for elt in self.portal_catalog(path='/'.join(self.portal_urban.urbancertificateone.specificfeatures.getPhysicalPath()), review_state='enabled', portal_type='UrbanVocabularyTerm')</text:span></text:p></office:annotation></text:p>
              </text:list-item>
            </text:list>
          </table:table-cell>
          <table:table-cell table:style-name="Tableau1.B1" office:value-type="string">
            <text:p text:style-name="UrbanTable"><office:annotation><dc:creator>Gauthier Bastien</dc:creator><dc:date>2011-01-03T12:39:14</dc:date><text:p text:style-name="P7"><text:span text:style-name="T9">do text if elt.id in self.getSpecificFeatures()</text:span></text:p><text:p text:style-name="P7"><text:span text:style-name="T9">from xhtml(elt.Description)</text:span></text:p></office:annotation>elt.Description</text:p>
            <text:p text:style-name="UrbanTable"><office:annotation><dc:creator>Gauthier Bastien</dc:creator><dc:date>2011-01-03T12:40:48</dc:date><text:p text:style-name="P7"><text:span text:style-name="T7">do text if not elt.id in self.getSpecificFeatures()</text:span></text:p><text:p text:style-name="P7"><text:span text:style-name="T7">from xhtml(self.portal_urban.decorateHTML('striked', elt.Description))</text:span></text:p></office:annotation>elt.Description</text:p>
          </table:table-cell>
        </table:table-row>
      </table:table>
      <text:p text:style-name="UrbanBody"/>
      <text:p text:style-name="P6">(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text:soft-page-break/></text:p>
      <text:p text:style-name="UrbanBody"><office:annotation><dc:creator>Gauthier Bastien</dc:creator><dc:date>2011-02-21T09:23:46</dc:date><text:p text:style-name="P7"><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7"><text:span text:style-name="T8">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7"><text:span text:style-name="T7">do text</text:span></text:p><text:p text:style-name="P7"><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5:04:07</dc:date>
    <dc:creator>sde </dc:creator>
    <meta:editing-duration>PT8H25M19S</meta:editing-duration>
    <meta:editing-cycles>42</meta:editing-cycles>
    <meta:generator>LibreOffice/3.3$Unix LibreOffice_project/330m19$Build-202</meta:generator>
    <meta:document-statistic meta:table-count="1" meta:image-count="0" meta:object-count="0" meta:page-count="2" meta:paragraph-count="30" meta:word-count="246" meta:character-count="2086"/>
  </office:meta>
</office:document-meta>
</file>